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69cm"/>
    </style:style>
    <style:style style:name="co2" style:family="table-column">
      <style:table-column-properties fo:break-before="auto" style:column-width="2.166cm"/>
    </style:style>
    <style:style style:name="co3" style:family="table-column">
      <style:table-column-properties fo:break-before="auto" style:column-width="15.97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PageStyle_5f_Daten">
      <style:table-properties table:display="true" style:writing-mode="lr-tb"/>
    </style:style>
    <style:style style:name="ta2" style:family="table" style:master-page-name="PageStyle_5f_LISP-Datei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2" style:family="table-cell" style:parent-style-name="Default">
      <style:table-cell-properties style:diagonal-bl-tr="none" style:diagonal-tl-br="none" fo:border="0.035cm solid #000000"/>
    </style:style>
    <style:style style:name="ce3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</style:style>
    <style:style style:name="ce4" style:family="table-cell" style:parent-style-name="Default" style:data-style-name="N2"/>
    <style:style style:name="ce5" style:family="table-cell" style:parent-style-name="Default" style:data-style-name="N134"/>
    <style:style style:name="ce6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</style:style>
    <style:style style:name="gr1" style:family="graphic">
      <style:graphic-properties draw:stroke="solid" svg:stroke-width="0.026cm" svg:stroke-color="#000000" draw:marker-start="Linienende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min-height="1.518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gr2" style:family="graphic">
      <style:graphic-properties draw:stroke="solid" svg:stroke-width="0.026cm" svg:stroke-color="#000000" draw:marker-start="Linienende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min-height="2.102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gr3" style:family="graphic">
      <style:graphic-properties draw:stroke="solid" svg:stroke-width="0.026cm" svg:stroke-color="#000000" draw:marker-start="Linienende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min-height="2.899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8pt" style:language-asian="zxx" style:country-asian="none" style:font-style-asian="normal" style:font-weight-asian="bold" style:font-family-complex="Tahoma" style:font-size-complex="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zxx" style:country-asian="none" style:font-style-asian="normal" style:font-weight-asian="normal" style:font-family-complex="Tahoma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Date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4"/>
        <table:table-column table:style-name="co2" table:default-cell-style-name="ce5"/>
        <table:table-column table:style-name="co2" table:number-columns-repeated="1020" table:default-cell-style-name="Default"/>
        <table:table-row table:style-name="ro1">
          <table:table-cell table:style-name="ce1" office:value-type="string" table:number-columns-spanned="8" table:number-rows-spanned="1">
            <text:p>Die Angaben werden auf dem Register "LISP-Datei" zu einer Kartieranweisung in Auto-CAD zusammengestellt. Das Register "LISP-Datei" als Textdatei speichern und in AutoCAD mit "appload" laden.</text:p>
            <text:p>Der genannte Block muss in der AutoCADzeichnung bereits vorliegen!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6"/>
          <table:table-cell table:number-columns-repeated="1016"/>
        </table:table-row>
        <table:table-row table:style-name="ro2">
          <table:table-cell table:style-name="ce2" office:value-type="string">
            <office:annotation draw:style-name="gr1" draw:text-style-name="P1" svg:width="3.452cm" svg:height="1.716cm" svg:x="2.466cm" svg:y="0.735cm" draw:caption-point-x="-0.415cm" draw:caption-point-y="0.672cm">
              <dc:creator>CR</dc:creator>
              <dc:date>2013-02-05T00:00:00</dc:date>
              <text:p text:style-name="P1"><text:span text:style-name="T1">Christoph Rinne:</text:span></text:p>
              <text:p text:style-name="P1"><text:span text:style-name="T2">Kennziffer, die später neben dem Symbol stehen soll.</text:span></text:p>
            </office:annotation>
            <text:p>Nummer</text:p>
          </table:table-cell>
          <table:table-cell table:style-name="ce2" office:value-type="string">
            <text:p>x-Koordinate</text:p>
          </table:table-cell>
          <table:table-cell table:style-name="ce2" office:value-type="string">
            <text:p>y-Koordinate</text:p>
          </table:table-cell>
          <table:table-cell table:style-name="ce2" office:value-type="string">
            <text:p>z-Koordinate</text:p>
          </table:table-cell>
          <table:table-cell table:style-name="ce2" office:value-type="string">
            <office:annotation draw:style-name="gr2" draw:text-style-name="P1" svg:width="4.423cm" svg:height="2.3cm" svg:x="11.098cm" svg:y="0.735cm" draw:caption-point-x="-0.415cm" draw:caption-point-y="0.672cm">
              <dc:creator>CR</dc:creator>
              <dc:date>2013-02-05T00:00:00</dc:date>
              <text:p text:style-name="P1"><text:span text:style-name="T1">Christoph Rinne:</text:span></text:p>
              <text:p text:style-name="P1"><text:span text:style-name="T2">Der Block muss in der AutoCAD-Datei vorhanden sein. Die Datei einmal als Block enfügen und anschließend wieder löschen.</text:span></text:p>
            </office:annotation>
            <text:p>Blockname</text:p>
          </table:table-cell>
          <table:table-cell table:style-name="ce2" office:value-type="string">
            <office:annotation draw:style-name="gr3" draw:text-style-name="P1" svg:width="5.125cm" svg:height="3.097cm" svg:x="13.256cm" svg:y="0.735cm" draw:caption-point-x="-0.415cm" draw:caption-point-y="0.672cm">
              <dc:creator>CR</dc:creator>
              <dc:date>2013-02-05T00:00:00</dc:date>
              <text:p text:style-name="P1"><text:span text:style-name="T1">Christoph Rinne:</text:span></text:p>
              <text:p text:style-name="P1"><text:span text:style-name="T2">Hat ein Symbol die Standardgröße "1", kann mit Faktor die Größe des Symbols leicht an den Darstellungsmaßstab der Karte angepasst werden.</text:span></text:p>
            </office:annotation>
            <text:p>x-Faktor</text:p>
          </table:table-cell>
          <table:table-cell table:style-name="ce2" office:value-type="string">
            <text:p>y-Faktor</text:p>
          </table:table-cell>
          <table:table-cell table:style-name="ce2" office:value-type="string">
            <text:p>Rotation</text:p>
          </table:table-cell>
          <table:table-cell table:number-columns-repeated="1016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433863.19">
            <text:p>4433863,19</text:p>
          </table:table-cell>
          <table:table-cell office:value-type="float" office:value="5743121.48">
            <text:p>5743121,48</text:p>
          </table:table-cell>
          <table:table-cell office:value-type="float" office:value="154.978">
            <text:p>154,978</text:p>
          </table:table-cell>
          <table:table-cell office:value-type="string">
            <text:p>Quadr_Nr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4433861.19">
            <text:p>4433861,19</text:p>
          </table:table-cell>
          <table:table-cell office:value-type="float" office:value="5743122.58">
            <text:p>5743122,58</text:p>
          </table:table-cell>
          <table:table-cell office:value-type="float" office:value="154.945">
            <text:p>154,945</text:p>
          </table:table-cell>
          <table:table-cell office:value-type="string">
            <text:p>Quadr_Nr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4433865.19">
            <text:p>4433865,19</text:p>
          </table:table-cell>
          <table:table-cell office:value-type="float" office:value="5743120.36">
            <text:p>5743120,36</text:p>
          </table:table-cell>
          <table:table-cell office:value-type="float" office:value="154.265">
            <text:p>154,265</text:p>
          </table:table-cell>
          <table:table-cell office:value-type="string">
            <text:p>Quadr_Nr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</table:table>
      <table:table table:name="LISP-Datei" table:style-name="ta2" table:print="false">
        <table:table-column table:style-name="co3" table:default-cell-style-name="Default"/>
        <table:table-column table:style-name="co2" table:number-columns-repeated="1023" table:default-cell-style-name="Default"/>
        <table:table-row table:style-name="ro3">
          <table:table-cell table:formula="of:=CONCATENATE(&quot;(command &quot;&quot;_insert&quot;&quot; &quot;&quot;&quot;&amp;[$Daten.E3]&amp;&quot;&quot;&quot; &quot;&quot;&quot;&amp;REPLACE([$Daten.B3];FIND(&quot;,&quot;;[$Daten.B3]);1;&quot;.&quot;)&amp;&quot;, &quot;&amp;REPLACE([$Daten.C3];FIND(&quot;,&quot;;[$Daten.C3]);1;&quot;.&quot;)&amp;&quot;, &quot;&amp;REPLACE([$Daten.D3];FIND(&quot;,&quot;;[$Daten.D3]);1;&quot;.&quot;)&amp;&quot;&quot;&quot; &quot;&quot;&quot;&amp;[$Daten.F3]&amp;&quot;&quot;&quot; &quot;&quot;&quot;&amp;[$Daten.G3]&amp;&quot;&quot;&quot; &quot;&quot;&quot;&amp;[$Daten.H3]&amp;&quot;&quot;&quot; &quot;&quot;&quot;&amp;[$Daten.A3]&amp;&quot;&quot;&quot;)&quot;)" office:value-type="string" office:string-value="(command &quot;_insert&quot; &quot;Quadr_Nr&quot; &quot;4433863.19, 5743121.48, 154.978&quot; &quot;1&quot; &quot;1&quot; &quot;0&quot; &quot;1&quot;)">
            <text:p>(command "_insert" "Quadr_Nr" "4433863.19, 5743121.48, 154.978" "1" "1" "0" "1")</text:p>
          </table:table-cell>
          <table:table-cell table:number-columns-repeated="1023"/>
        </table:table-row>
        <table:table-row table:style-name="ro3">
          <table:table-cell table:formula="of:=CONCATENATE(&quot;(command &quot;&quot;_insert&quot;&quot; &quot;&quot;&quot;&amp;[$Daten.E4]&amp;&quot;&quot;&quot; &quot;&quot;&quot;&amp;REPLACE([$Daten.B4];FIND(&quot;,&quot;;[$Daten.B4]);1;&quot;.&quot;)&amp;&quot;, &quot;&amp;REPLACE([$Daten.C4];FIND(&quot;,&quot;;[$Daten.C4]);1;&quot;.&quot;)&amp;&quot;, &quot;&amp;REPLACE([$Daten.D4];FIND(&quot;,&quot;;[$Daten.D4]);1;&quot;.&quot;)&amp;&quot;&quot;&quot; &quot;&quot;&quot;&amp;[$Daten.F4]&amp;&quot;&quot;&quot; &quot;&quot;&quot;&amp;[$Daten.G4]&amp;&quot;&quot;&quot; &quot;&quot;&quot;&amp;[$Daten.H4]&amp;&quot;&quot;&quot; &quot;&quot;&quot;&amp;[$Daten.A4]&amp;&quot;&quot;&quot;)&quot;)" office:value-type="string" office:string-value="(command &quot;_insert&quot; &quot;Quadr_Nr&quot; &quot;4433861.19, 5743122.58, 154.945&quot; &quot;1&quot; &quot;1&quot; &quot;0&quot; &quot;2&quot;)">
            <text:p>(command "_insert" "Quadr_Nr" "4433861.19, 5743122.58, 154.945" "1" "1" "0" "2")</text:p>
          </table:table-cell>
          <table:table-cell table:number-columns-repeated="1023"/>
        </table:table-row>
        <table:table-row table:style-name="ro3">
          <table:table-cell table:formula="of:=CONCATENATE(&quot;(command &quot;&quot;_insert&quot;&quot; &quot;&quot;&quot;&amp;[$Daten.E5]&amp;&quot;&quot;&quot; &quot;&quot;&quot;&amp;REPLACE([$Daten.B5];FIND(&quot;,&quot;;[$Daten.B5]);1;&quot;.&quot;)&amp;&quot;, &quot;&amp;REPLACE([$Daten.C5];FIND(&quot;,&quot;;[$Daten.C5]);1;&quot;.&quot;)&amp;&quot;, &quot;&amp;REPLACE([$Daten.D5];FIND(&quot;,&quot;;[$Daten.D5]);1;&quot;.&quot;)&amp;&quot;&quot;&quot; &quot;&quot;&quot;&amp;[$Daten.F5]&amp;&quot;&quot;&quot; &quot;&quot;&quot;&amp;[$Daten.G5]&amp;&quot;&quot;&quot; &quot;&quot;&quot;&amp;[$Daten.H5]&amp;&quot;&quot;&quot; &quot;&quot;&quot;&amp;[$Daten.A5]&amp;&quot;&quot;&quot;)&quot;)" office:value-type="string" office:string-value="(command &quot;_insert&quot; &quot;Quadr_Nr&quot; &quot;4433865.19, 5743120.36, 154.265&quot; &quot;1&quot; &quot;1&quot; &quot;0&quot; &quot;3&quot;)">
            <text:p>(command "_insert" "Quadr_Nr" "4433865.19, 5743120.36, 154.265" "1" "1" "0" "3")</text:p>
          </table:table-cell>
          <table:table-cell table:number-columns-repeated="1023"/>
        </table:table-row>
        <table:table-row table:style-name="ro3">
          <table:table-cell table:formula="of:=CONCATENATE(&quot;(command &quot;&quot;_insert&quot;&quot; &quot;&quot;&quot;&amp;[$Daten.E6]&amp;&quot;&quot;&quot; &quot;&quot;&quot;&amp;REPLACE([$Daten.B6];FIND(&quot;,&quot;;[$Daten.B6]);1;&quot;.&quot;)&amp;&quot;, &quot;&amp;REPLACE([$Daten.C6];FIND(&quot;,&quot;;[$Daten.C6]);1;&quot;.&quot;)&amp;&quot;, &quot;&amp;REPLACE([$Daten.D6];FIND(&quot;,&quot;;[$Daten.D6]);1;&quot;.&quot;)&amp;&quot;&quot;&quot; &quot;&quot;&quot;&amp;[$Daten.F6]&amp;&quot;&quot;&quot; &quot;&quot;&quot;&amp;[$Daten.G6]&amp;&quot;&quot;&quot; &quot;&quot;&quot;&amp;[$Daten.H6]&amp;&quot;&quot;&quot; &quot;&quot;&quot;&amp;[$Daten.A6]&amp;&quot;&quot;&quot;)&quot;)" office:value-type="float" office:value="0">
            <text:p>#WERT!</text:p>
          </table:table-cell>
          <table:table-cell table:number-columns-repeated="1023"/>
        </table:table-row>
        <table:table-row table:style-name="ro3">
          <table:table-cell table:formula="of:=CONCATENATE(&quot;(command &quot;&quot;_insert&quot;&quot; &quot;&quot;&quot;&amp;[$Daten.E7]&amp;&quot;&quot;&quot; &quot;&quot;&quot;&amp;REPLACE([$Daten.B7];FIND(&quot;,&quot;;[$Daten.B7]);1;&quot;.&quot;)&amp;&quot;, &quot;&amp;REPLACE([$Daten.C7];FIND(&quot;,&quot;;[$Daten.C7]);1;&quot;.&quot;)&amp;&quot;, &quot;&amp;REPLACE([$Daten.D7];FIND(&quot;,&quot;;[$Daten.D7]);1;&quot;.&quot;)&amp;&quot;&quot;&quot; &quot;&quot;&quot;&amp;[$Daten.F7]&amp;&quot;&quot;&quot; &quot;&quot;&quot;&amp;[$Daten.G7]&amp;&quot;&quot;&quot; &quot;&quot;&quot;&amp;[$Daten.H7]&amp;&quot;&quot;&quot; &quot;&quot;&quot;&amp;[$Daten.A7]&amp;&quot;&quot;&quot;)&quot;)" office:value-type="float" office:value="0">
            <text:p>#WERT!</text:p>
          </table:table-cell>
          <table:table-cell table:number-columns-repeated="1023"/>
        </table:table-row>
        <table:table-row table:style-name="ro3">
          <table:table-cell table:formula="of:=CONCATENATE(&quot;(command &quot;&quot;_insert&quot;&quot; &quot;&quot;&quot;&amp;[$Daten.E8]&amp;&quot;&quot;&quot; &quot;&quot;&quot;&amp;REPLACE([$Daten.B8];FIND(&quot;,&quot;;[$Daten.B8]);1;&quot;.&quot;)&amp;&quot;, &quot;&amp;REPLACE([$Daten.C8];FIND(&quot;,&quot;;[$Daten.C8]);1;&quot;.&quot;)&amp;&quot;, &quot;&amp;REPLACE([$Daten.D8];FIND(&quot;,&quot;;[$Daten.D8]);1;&quot;.&quot;)&amp;&quot;&quot;&quot; &quot;&quot;&quot;&amp;[$Daten.F8]&amp;&quot;&quot;&quot; &quot;&quot;&quot;&amp;[$Daten.G8]&amp;&quot;&quot;&quot; &quot;&quot;&quot;&amp;[$Daten.H8]&amp;&quot;&quot;&quot; &quot;&quot;&quot;&amp;[$Daten.A8]&amp;&quot;&quot;&quot;)&quot;)" office:value-type="float" office:value="0">
            <text:p>#WERT!</text:p>
          </table:table-cell>
          <table:table-cell table:number-columns-repeated="1023"/>
        </table:table-row>
        <table:table-row table:style-name="ro3">
          <table:table-cell table:formula="of:=CONCATENATE(&quot;(command &quot;&quot;_insert&quot;&quot; &quot;&quot;&quot;&amp;[$Daten.E9]&amp;&quot;&quot;&quot; &quot;&quot;&quot;&amp;REPLACE([$Daten.B9];FIND(&quot;,&quot;;[$Daten.B9]);1;&quot;.&quot;)&amp;&quot;, &quot;&amp;REPLACE([$Daten.C9];FIND(&quot;,&quot;;[$Daten.C9]);1;&quot;.&quot;)&amp;&quot;, &quot;&amp;REPLACE([$Daten.D9];FIND(&quot;,&quot;;[$Daten.D9]);1;&quot;.&quot;)&amp;&quot;&quot;&quot; &quot;&quot;&quot;&amp;[$Daten.F9]&amp;&quot;&quot;&quot; &quot;&quot;&quot;&amp;[$Daten.G9]&amp;&quot;&quot;&quot; &quot;&quot;&quot;&amp;[$Daten.H9]&amp;&quot;&quot;&quot; &quot;&quot;&quot;&amp;[$Daten.A9]&amp;&quot;&quot;&quot;)&quot;)" office:value-type="float" office:value="0">
            <text:p>#WERT!</text:p>
          </table:table-cell>
          <table:table-cell table:number-columns-repeated="1023"/>
        </table:table-row>
        <table:table-row table:style-name="ro3">
          <table:table-cell table:formula="of:=CONCATENATE(&quot;(command &quot;&quot;_insert&quot;&quot; &quot;&quot;&quot;&amp;[$Daten.E10]&amp;&quot;&quot;&quot; &quot;&quot;&quot;&amp;REPLACE([$Daten.B10];FIND(&quot;,&quot;;[$Daten.B10]);1;&quot;.&quot;)&amp;&quot;, &quot;&amp;REPLACE([$Daten.C10];FIND(&quot;,&quot;;[$Daten.C10]);1;&quot;.&quot;)&amp;&quot;, &quot;&amp;REPLACE([$Daten.D10];FIND(&quot;,&quot;;[$Daten.D10]);1;&quot;.&quot;)&amp;&quot;&quot;&quot; &quot;&quot;&quot;&amp;[$Daten.F10]&amp;&quot;&quot;&quot; &quot;&quot;&quot;&amp;[$Daten.G10]&amp;&quot;&quot;&quot; &quot;&quot;&quot;&amp;[$Daten.H10]&amp;&quot;&quot;&quot; &quot;&quot;&quot;&amp;[$Daten.A10]&amp;&quot;&quot;&quot;)&quot;)" office:value-type="float" office:value="0">
            <text:p>#WERT!</text:p>
          </table:table-cell>
          <table:table-cell table:number-columns-repeated="1023"/>
        </table:table-row>
        <table:table-row table:style-name="ro3">
          <table:table-cell table:formula="of:=CONCATENATE(&quot;(command &quot;&quot;_insert&quot;&quot; &quot;&quot;&quot;&amp;[$Daten.E11]&amp;&quot;&quot;&quot; &quot;&quot;&quot;&amp;REPLACE([$Daten.B11];FIND(&quot;,&quot;;[$Daten.B11]);1;&quot;.&quot;)&amp;&quot;, &quot;&amp;REPLACE([$Daten.C11];FIND(&quot;,&quot;;[$Daten.C11]);1;&quot;.&quot;)&amp;&quot;, &quot;&amp;REPLACE([$Daten.D11];FIND(&quot;,&quot;;[$Daten.D11]);1;&quot;.&quot;)&amp;&quot;&quot;&quot; &quot;&quot;&quot;&amp;[$Daten.F11]&amp;&quot;&quot;&quot; &quot;&quot;&quot;&amp;[$Daten.G11]&amp;&quot;&quot;&quot; &quot;&quot;&quot;&amp;[$Daten.H11]&amp;&quot;&quot;&quot; &quot;&quot;&quot;&amp;[$Daten.A11]&amp;&quot;&quot;&quot;)&quot;)" office:value-type="float" office:value="0">
            <text:p>#WERT!</text:p>
          </table:table-cell>
          <table:table-cell table:number-columns-repeated="1023"/>
        </table:table-row>
        <table:table-row table:style-name="ro3">
          <table:table-cell table:formula="of:=CONCATENATE(&quot;(command &quot;&quot;_insert&quot;&quot; &quot;&quot;&quot;&amp;[$Daten.E12]&amp;&quot;&quot;&quot; &quot;&quot;&quot;&amp;REPLACE([$Daten.B12];FIND(&quot;,&quot;;[$Daten.B12]);1;&quot;.&quot;)&amp;&quot;, &quot;&amp;REPLACE([$Daten.C12];FIND(&quot;,&quot;;[$Daten.C12]);1;&quot;.&quot;)&amp;&quot;, &quot;&amp;REPLACE([$Daten.D12];FIND(&quot;,&quot;;[$Daten.D12]);1;&quot;.&quot;)&amp;&quot;&quot;&quot; &quot;&quot;&quot;&amp;[$Daten.F12]&amp;&quot;&quot;&quot; &quot;&quot;&quot;&amp;[$Daten.G12]&amp;&quot;&quot;&quot; &quot;&quot;&quot;&amp;[$Daten.H12]&amp;&quot;&quot;&quot; &quot;&quot;&quot;&amp;[$Daten.A12]&amp;&quot;&quot;&quot;)&quot;)" office:value-type="float" office:value="0">
            <text:p>#WERT!</text:p>
          </table:table-cell>
          <table:table-cell table:number-columns-repeated="1023"/>
        </table:table-row>
        <table:table-row table:style-name="ro3">
          <table:table-cell table:formula="of:=CONCATENATE(&quot;(command &quot;&quot;_insert&quot;&quot; &quot;&quot;&quot;&amp;[$Daten.E13]&amp;&quot;&quot;&quot; &quot;&quot;&quot;&amp;REPLACE([$Daten.B13];FIND(&quot;,&quot;;[$Daten.B13]);1;&quot;.&quot;)&amp;&quot;, &quot;&amp;REPLACE([$Daten.C13];FIND(&quot;,&quot;;[$Daten.C13]);1;&quot;.&quot;)&amp;&quot;, &quot;&amp;REPLACE([$Daten.D13];FIND(&quot;,&quot;;[$Daten.D13]);1;&quot;.&quot;)&amp;&quot;&quot;&quot; &quot;&quot;&quot;&amp;[$Daten.F13]&amp;&quot;&quot;&quot; &quot;&quot;&quot;&amp;[$Daten.G13]&amp;&quot;&quot;&quot; &quot;&quot;&quot;&amp;[$Daten.H13]&amp;&quot;&quot;&quot; &quot;&quot;&quot;&amp;[$Daten.A13]&amp;&quot;&quot;&quot;)&quot;)" office:value-type="float" office:value="0">
            <text:p>#WERT!</text:p>
          </table:table-cell>
          <table:table-cell table:number-columns-repeated="1023"/>
        </table:table-row>
        <table:table-row table:style-name="ro3">
          <table:table-cell table:formula="of:=CONCATENATE(&quot;(command &quot;&quot;_insert&quot;&quot; &quot;&quot;&quot;&amp;[$Daten.E14]&amp;&quot;&quot;&quot; &quot;&quot;&quot;&amp;REPLACE([$Daten.B14];FIND(&quot;,&quot;;[$Daten.B14]);1;&quot;.&quot;)&amp;&quot;, &quot;&amp;REPLACE([$Daten.C14];FIND(&quot;,&quot;;[$Daten.C14]);1;&quot;.&quot;)&amp;&quot;, &quot;&amp;REPLACE([$Daten.D14];FIND(&quot;,&quot;;[$Daten.D14]);1;&quot;.&quot;)&amp;&quot;&quot;&quot; &quot;&quot;&quot;&amp;[$Daten.F14]&amp;&quot;&quot;&quot; &quot;&quot;&quot;&amp;[$Daten.G14]&amp;&quot;&quot;&quot; &quot;&quot;&quot;&amp;[$Daten.H14]&amp;&quot;&quot;&quot; &quot;&quot;&quot;&amp;[$Daten.A14]&amp;&quot;&quot;&quot;)&quot;)" office:value-type="float" office:value="0">
            <text:p>#WERT!</text:p>
          </table:table-cell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3" number:min-integer-digits="1" number:grouping="true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5">05.02.2013</text:date>, <text:time>07:58:4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Daten" style:display-name="PageStyle_Dat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P-Datei" style:display-name="PageStyle_LISP-Date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istoph Rinne</meta:initial-creator>
    <meta:creation-date>2008-06-27T11:01:43</meta:creation-date>
    <dc:creator>Christoph Rinne</dc:creator>
    <dc:date>2013-02-05T07:58:40.44</dc:date>
    <meta:generator>OpenOffice.org/3.1$Win32 OpenOffice.org_project/310m11$Build-9399</meta:generator>
    <meta:editing-duration>PT00H01M48S</meta:editing-duration>
    <meta:editing-cycles>2</meta:editing-cycles>
    <meta:document-statistic meta:table-count="2" meta:cell-count="117" meta:object-count="0"/>
  </office:meta>
</office:document-meta>
</file>